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38dc" officeooo:paragraph-rsid="001338dc"/>
    </style:style>
    <style:style style:name="P2" style:family="paragraph" style:parent-style-name="Standard" style:list-style-name="L2">
      <style:text-properties officeooo:rsid="001338dc" officeooo:paragraph-rsid="001338dc"/>
    </style:style>
    <style:style style:name="P3" style:family="paragraph" style:parent-style-name="Standard" style:list-style-name="L6">
      <style:text-properties officeooo:rsid="001338dc" officeooo:paragraph-rsid="001338dc"/>
    </style:style>
    <style:style style:name="P4" style:family="paragraph" style:parent-style-name="Standard" style:list-style-name="L7">
      <style:text-properties officeooo:rsid="001338dc" officeooo:paragraph-rsid="001338dc"/>
    </style:style>
    <style:style style:name="P5" style:family="paragraph" style:parent-style-name="Standard">
      <style:text-properties fo:font-weight="bold" officeooo:rsid="001338dc" officeooo:paragraph-rsid="001338dc" style:font-weight-asian="bold" style:font-weight-complex="bold"/>
    </style:style>
    <style:style style:name="P6" style:family="paragraph" style:parent-style-name="Standard">
      <style:text-properties fo:font-weight="bold" officeooo:rsid="001964f4" officeooo:paragraph-rsid="001964f4" style:font-weight-asian="bold" style:font-weight-complex="bold"/>
    </style:style>
    <style:style style:name="P7" style:family="paragraph" style:parent-style-name="Standard" style:list-style-name="L1">
      <style:text-properties officeooo:rsid="001448ff" officeooo:paragraph-rsid="001448ff"/>
    </style:style>
    <style:style style:name="P8" style:family="paragraph" style:parent-style-name="Standard">
      <style:text-properties officeooo:rsid="001448ff" officeooo:paragraph-rsid="001448ff"/>
    </style:style>
    <style:style style:name="P9" style:family="paragraph" style:parent-style-name="Standard" style:list-style-name="L3">
      <style:text-properties officeooo:rsid="001448ff" officeooo:paragraph-rsid="001448ff"/>
    </style:style>
    <style:style style:name="P10" style:family="paragraph" style:parent-style-name="Standard" style:list-style-name="L4">
      <style:text-properties officeooo:rsid="0015df53" officeooo:paragraph-rsid="0015df53"/>
    </style:style>
    <style:style style:name="P11" style:family="paragraph" style:parent-style-name="Standard" style:list-style-name="L5">
      <style:text-properties officeooo:rsid="00162156" officeooo:paragraph-rsid="00162156"/>
    </style:style>
    <style:style style:name="P12" style:family="paragraph" style:parent-style-name="Standard" style:list-style-name="L7">
      <style:text-properties officeooo:rsid="001964f4" officeooo:paragraph-rsid="001964f4"/>
    </style:style>
    <style:style style:name="P13" style:family="paragraph" style:parent-style-name="Standard">
      <style:text-properties officeooo:rsid="001964f4" officeooo:paragraph-rsid="001964f4"/>
    </style:style>
    <style:style style:name="P14" style:family="paragraph" style:parent-style-name="Standard" style:list-style-name="L8">
      <style:text-properties officeooo:rsid="001964f4" officeooo:paragraph-rsid="001964f4"/>
    </style:style>
    <style:style style:name="P15" style:family="paragraph" style:parent-style-name="Standard" style:list-style-name="L2">
      <style:text-properties officeooo:rsid="001964f4" officeooo:paragraph-rsid="001964f4"/>
    </style:style>
    <style:style style:name="P16" style:family="paragraph" style:parent-style-name="Standard" style:list-style-name="L1">
      <style:text-properties officeooo:rsid="001964f4" officeooo:paragraph-rsid="001964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4f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4 productos</text:p>
      <text:p text:style-name="P1">Aceite</text:p>
      <text:p text:style-name="P1">Mezclado</text:p>
      <text:p text:style-name="P1">Biodiesel</text:p>
      <text:p text:style-name="P1">Combustoleo</text:p>
      <text:p text:style-name="P1"/>
      <text:p text:style-name="P6">producto</text:p>
      <text:list xml:id="list202833165" text:style-name="L8">
        <text:list-item>
          <text:p text:style-name="P14">nombre</text:p>
        </text:list-item>
        <text:list-item>
          <text:p text:style-name="P14">descripción</text:p>
        </text:list-item>
      </text:list>
      <text:p text:style-name="P13"/>
      <text:p text:style-name="P1"><text:span text:style-name="T1">tanque</text:span></text:p>
      <text:list xml:id="list320885477" text:style-name="L1">
        <text:list-item>
          <text:p text:style-name="P16">nombre</text:p>
        </text:list-item>
        <text:list-item>
          <text:p text:style-name="P7">ubicación</text:p>
        </text:list-item>
        <text:list-item>
          <text:p text:style-name="P16">numero</text:p>
        </text:list-item>
        <text:list-item>
          <text:p text:style-name="P16">descripcion</text:p>
        </text:list-item>
        <text:list-item>
          <text:p text:style-name="P16">diametro</text:p>
        </text:list-item>
        <text:list-item>
          <text:p text:style-name="P16">largo</text:p>
        </text:list-item>
        <text:list-item>
          <text:p text:style-name="P16">capacidad</text:p>
        </text:list-item>
      </text:list>
      <text:p text:style-name="P1"/>
      <text:p text:style-name="P5">Sucursal</text:p>
      <text:list xml:id="list2321199135" text:style-name="L2">
        <text:list-item>
          <text:p text:style-name="P15">nombre</text:p>
        </text:list-item>
        <text:list-item>
          <text:p text:style-name="P2">dirección</text:p>
        </text:list-item>
        <text:list-item>
          <text:p text:style-name="P2">teléfono</text:p>
        </text:list-item>
        <text:list-item>
          <text:p text:style-name="P2">gerente</text:p>
        </text:list-item>
      </text:list>
      <text:p text:style-name="P1"/>
      <text:p text:style-name="P5">Cliente</text:p>
      <text:list xml:id="list3457480535" text:style-name="L3">
        <text:list-item>
          <text:p text:style-name="P9">nombre</text:p>
        </text:list-item>
        <text:list-item>
          <text:p text:style-name="P9">apaterno</text:p>
        </text:list-item>
        <text:list-item>
          <text:p text:style-name="P9">amaterno</text:p>
        </text:list-item>
        <text:list-item>
          <text:p text:style-name="P9">teléfono</text:p>
        </text:list-item>
      </text:list>
      <text:p text:style-name="P8"/>
      <text:p text:style-name="P1"><text:span text:style-name="T1">Inventario</text:span></text:p>
      <text:list xml:id="list2931737593" text:style-name="L5">
        <text:list-item>
          <text:p text:style-name="P11">idproducto</text:p>
        </text:list-item>
        <text:list-item>
          <text:p text:style-name="P11">monto</text:p>
        </text:list-item>
        <text:list-item>
          <text:p text:style-name="P11">id<text:span text:style-name="T2">tanque</text:span></text:p>
        </text:list-item>
      </text:list>
      <text:p text:style-name="P1"/>
      <text:p text:style-name="P5">Movimiento</text:p>
      <text:list xml:id="list4059450385" text:style-name="L4">
        <text:list-item>
          <text:p text:style-name="P10">fecha</text:p>
        </text:list-item>
        <text:list-item>
          <text:p text:style-name="P10">tipoMovimiento</text:p>
        </text:list-item>
        <text:list-item>
          <text:p text:style-name="P10">remisión</text:p>
        </text:list-item>
        <text:list-item>
          <text:p text:style-name="P10">descripción</text:p>
        </text:list-item>
        <text:list-item>
          <text:p text:style-name="P10">factura</text:p>
        </text:list-item>
        <text:list-item>
          <text:p text:style-name="P10">monto</text:p>
        </text:list-item>
        <text:list-item>
          <text:p text:style-name="P10">comentario</text:p>
        </text:list-item>
      </text:list>
      <text:p text:style-name="P1"/>
      <text:p text:style-name="P1"><text:span text:style-name="T1">Empleado</text:span></text:p>
      <text:list xml:id="list3689204413" text:style-name="L6">
        <text:list-item>
          <text:p text:style-name="P3">nombre</text:p>
        </text:list-item>
        <text:list-item>
          <text:p text:style-name="P3">apaterno</text:p>
        </text:list-item>
        <text:list-item>
          <text:p text:style-name="P3">amaterno</text:p>
        </text:list-item>
        <text:list-item>
          <text:p text:style-name="P3"><text:soft-page-break/>fecha_nacimiento</text:p>
        </text:list-item>
      </text:list>
      <text:p text:style-name="P1"/>
      <text:p text:style-name="P5">TipoMovimiento</text:p>
      <text:list xml:id="list267490147" text:style-name="L7">
        <text:list-item>
          <text:p text:style-name="P4">nombre</text:p>
        </text:list-item>
        <text:list-item>
          <text:p text:style-name="P4">descripción</text:p>
        </text:list-item>
        <text:list-item>
          <text:p text:style-name="P12">signo</text:p>
        </text:list-item>
      </text:list>
      <text:p text:style-name="P1"/>
      <text:p text:style-name="P1"/>
      <text:p text:style-name="P1"/>
      <text:p text:style-name="P1">remisión → comprobante</text:p>
      <text:p text:style-name="P1">factura → elaborada cuando se hace un movimien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2:44:48.022306289</meta:creation-date>
    <dc:date>2025-05-08T00:08:56.314064622</dc:date>
    <meta:editing-duration>PT1H24M15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2" meta:paragraph-count="49" meta:word-count="93" meta:character-count="494" meta:non-whitespace-character-count="484"/>
  </office:meta>
</office:document-meta>
</file>